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58595E1A8B2978854.png" manifest:media-type="image/png"/>
  <manifest:file-entry manifest:full-path="Pictures/1000000100000780000003E5EE492437F2CFB478.png" manifest:media-type="image/png"/>
  <manifest:file-entry manifest:full-path="Pictures/1000000100000780000003E5286C414A76D0C69D.png" manifest:media-type="image/png"/>
  <manifest:file-entry manifest:full-path="Pictures/1000000100000780000003E56832167DD69C6CF8.png" manifest:media-type="image/png"/>
  <manifest:file-entry manifest:full-path="Pictures/1000000100000780000003E5EBB21F9376F366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e228f" officeooo:paragraph-rsid="001e228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9 – Laboratorio # 9.2.9</text:p>
      <text:p text:style-name="P1"/>
      <text:p text:style-name="P1"/>
      <text:p text:style-name="P1"><draw:frame draw:style-name="fr2" draw:name="Image1" text:anchor-type="char" svg:width="6.9252in" svg:height="3.5957in" draw:z-index="0"><draw:image xlink:href="Pictures/1000000100000780000003E5EBB21F9376F3666E.png" xlink:type="simple" xlink:show="embed" xlink:actuate="onLoad" draw:mime-type="image/png"/></draw:frame><text:s/></text:p>
      <text:p text:style-name="P1"><draw:frame draw:style-name="fr2" draw:name="Image2" text:anchor-type="char" svg:width="6.9252in" svg:height="3.5957in" draw:z-index="1"><draw:image xlink:href="Pictures/1000000100000780000003E56832167DD69C6CF8.png" xlink:type="simple" xlink:show="embed" xlink:actuate="onLoad" draw:mime-type="image/png"/></draw:frame><text:s/></text:p>
      <text:p text:style-name="P1"><draw:frame draw:style-name="fr1" draw:name="Image3" text:anchor-type="char" svg:width="6.9252in" svg:height="3.5957in" draw:z-index="2"><draw:image xlink:href="Pictures/1000000100000780000003E5EE492437F2CFB478.png" xlink:type="simple" xlink:show="embed" xlink:actuate="onLoad" draw:mime-type="image/png"/></draw:frame><text:soft-page-break/><text:s/></text:p>
      <text:p text:style-name="P1"><draw:frame draw:style-name="fr2" draw:name="Image4" text:anchor-type="char" svg:width="6.9252in" svg:height="3.5957in" draw:z-index="3"><draw:image xlink:href="Pictures/1000000100000780000003E5286C414A76D0C69D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6.9252in" svg:height="3.5957in" draw:z-index="4"><draw:image xlink:href="Pictures/1000000100000780000003E58595E1A8B2978854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21:14.852884878</meta:creation-date>
    <dc:date>2025-07-12T20:32:19.169622050</dc:date>
    <meta:editing-duration>PT11M5S</meta:editing-duration>
    <meta:editing-cycles>1</meta:editing-cycles>
    <meta:document-statistic meta:table-count="0" meta:image-count="5" meta:object-count="0" meta:page-count="3" meta:paragraph-count="6" meta:word-count="6" meta:character-count="37" meta:non-whitespace-character-count="26"/>
    <meta:generator>LibreOffice/7.4.7.2$Linux_X86_64 LibreOffice_project/40$Build-2</meta:generator>
  </office:meta>
</office:document-meta>
</file>